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8">Vendredi 02 juin</text:p>
      <text:p text:style-name="P18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9">Lundi 05 juin</text:p>
      <text:p text:style-name="P19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0">Mardi 06 juin</text:p>
      <text:p text:style-name="P20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1">Mercredi 7 juin</text:p>
      <text:p text:style-name="P21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2">Jeudi 08 juin</text:p>
      <text:p text:style-name="P17"/>
      <text:p text:style-name="P17">9h00-12h00 : Modification affichage des photos → non satisfaisant, correction contenu texte page d’accueil.</text:p>
      <text:p text:style-name="P17"><text:soft-page-break/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5">Vendredi 9 juin</text:p>
      <text:p text:style-name="P25"/>
      <text:p text:style-name="P24">9h-10h30 : Intégration complète du formulaire sur la page d’un apparte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9T10:26:35.942324661</dc:date>
    <meta:editing-duration>P1DT8H27M15S</meta:editing-duration>
    <meta:editing-cycles>191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93" meta:character-count="1877" meta:non-whitespace-character-count="1605"/>
  </office:meta>
</office:document-meta>
</file>